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7c931" officeooo:paragraph-rsid="0007c931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c931" officeooo:paragraph-rsid="001223d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a5d87" officeooo:paragraph-rsid="000a5d8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b548" officeooo:paragraph-rsid="000ff9f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b548" officeooo:paragraph-rsid="0010378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0ff9f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paragraph-rsid="0010378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ff9fd" officeooo:paragraph-rsid="000ff9f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14b548" officeooo:paragraph-rsid="000ff9fd" style:font-style-asian="italic" style:font-weight-asian="normal" style:font-style-complex="italic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102in" fo:margin-right="0in" fo:text-align="justify" style:justify-single-word="false" fo:text-indent="0in" style:auto-text-indent="false" style:page-number="auto" fo:background-color="transparent"/>
      <style:text-properties fo:font-weight="normal" officeooo:rsid="000a5d87" officeooo:paragraph-rsid="000a5d87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in" fo:text-align="justify" style:justify-single-word="false" fo:text-indent="0in" style:auto-text-indent="false" fo:background-color="transparent"/>
      <style:text-properties fo:font-weight="normal" officeooo:rsid="000a5d87" officeooo:paragraph-rsid="000a5d8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1.102in" fo:margin-right="0in" fo:text-align="justify" style:justify-single-word="false" fo:text-indent="0in" style:auto-text-indent="false" fo:background-color="transparent"/>
      <style:text-properties fo:font-weight="normal" officeooo:rsid="000c3305" officeooo:paragraph-rsid="000c3305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1.102in" fo:margin-right="0in" fo:text-align="justify" style:justify-single-word="false" fo:text-indent="0in" style:auto-text-indent="false" fo:background-color="transparent"/>
      <style:text-properties fo:font-weight="normal" officeooo:rsid="000c3305" officeooo:paragraph-rsid="000ff9fd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1.102in" fo:margin-right="0in" fo:text-align="justify" style:justify-single-word="false" fo:text-indent="0in" style:auto-text-indent="false" fo:background-color="transparent"/>
      <style:text-properties fo:font-weight="normal" officeooo:rsid="000c3305" officeooo:paragraph-rsid="0010378f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weight="normal" officeooo:rsid="000ff9fd" officeooo:paragraph-rsid="000ff9fd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weight="normal" officeooo:rsid="0010378f" officeooo:paragraph-rsid="0010378f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weight="normal" officeooo:rsid="001223d3" officeooo:paragraph-rsid="001223d3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10378f"/>
    </style:style>
    <style:style style:name="P19" style:family="paragraph" style:parent-style-name="Standard">
      <loext:graphic-properties draw:fill="none"/>
      <style:paragraph-properties fo:margin-left="0.472in" fo:margin-right="0in" fo:text-align="justify" style:justify-single-word="false" fo:text-indent="0in" style:auto-text-indent="false" fo:background-color="transparent"/>
      <style:text-properties fo:font-weight="normal" officeooo:rsid="001275b6" officeooo:paragraph-rsid="001275b6" style:font-weight-asian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472in" fo:margin-right="0in" fo:text-align="justify" style:justify-single-word="false" fo:text-indent="0in" style:auto-text-indent="false" style:page-number="auto" fo:background-color="transparent"/>
      <style:text-properties fo:font-weight="normal" officeooo:rsid="000f442c" officeooo:paragraph-rsid="000ff9fd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25in" fo:margin-right="0in" fo:text-align="justify" style:justify-single-word="false" fo:text-indent="0in" style:auto-text-indent="false" style:page-number="auto" fo:background-color="transparent"/>
      <style:text-properties fo:font-weight="normal" officeooo:rsid="001223d3" officeooo:paragraph-rsid="001223d3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1.25in" fo:margin-right="0in" fo:text-align="justify" style:justify-single-word="false" fo:text-indent="0in" style:auto-text-indent="false" fo:background-color="transparent"/>
      <style:text-properties fo:font-weight="normal" officeooo:rsid="001223d3" officeooo:paragraph-rsid="001223d3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weight="normal" officeooo:rsid="001223d3" officeooo:paragraph-rsid="001223d3" style:font-weight-asian="normal" style:font-weight-complex="normal"/>
    </style:style>
    <style:style style:name="T1" style:family="text">
      <style:text-properties officeooo:rsid="000deaaf"/>
    </style:style>
    <style:style style:name="T2" style:family="text">
      <style:text-properties officeooo:rsid="0013a464"/>
    </style:style>
    <style:style style:name="T3" style:family="text">
      <style:text-properties officeooo:rsid="000ff9fd"/>
    </style:style>
    <style:style style:name="T4" style:family="text">
      <style:text-properties fo:font-weight="normal" officeooo:rsid="0010378f" style:font-weight-asian="normal" style:font-weight-complex="normal"/>
    </style:style>
    <style:style style:name="T5" style:family="text">
      <style:text-properties officeooo:rsid="000c3305"/>
    </style:style>
    <style:style style:name="T6" style:family="text">
      <style:text-properties officeooo:rsid="0010378f"/>
    </style:style>
    <style:style style:name="T7" style:family="text">
      <style:text-properties officeooo:rsid="0014b548"/>
    </style:style>
    <style:style style:name="T8" style:family="text">
      <style:text-properties officeooo:rsid="0011aef0"/>
    </style:style>
    <style:style style:name="T9" style:family="text">
      <style:text-properties officeooo:rsid="001223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SIC NETWORK CONFIGURATION</text:p>
      <text:p text:style-name="P2">1) <text:span text:style-name="T3">trivial static and dynamic network IP configuration <text:line-break/>„</text:span><text:a xlink:type="simple" xlink:href="https://help.ubuntu.com/lts/serverguide/network-configuration.html" text:style-name="Internet_20_link" text:visited-style-name="Visited_20_Internet_20_Link"><text:span text:style-name="T3">https://help.ubuntu.com/lts/serverguide/network-configuration.html</text:span></text:a><text:span text:style-name="T3">” (Ubuntu&lt;17.10):</text:span></text:p>
      <text:p text:style-name="P17"><text:s text:c="5"/></text:p>
      <text:p text:style-name="P1"><text:tab/><text:span text:style-name="T3">#sudo aptitude install net-tools</text:span></text:p>
      <text:p text:style-name="P3"><text:tab/>#vim /etc/network/interfaces</text:p>
      <text:p text:style-name="P10">auto lo</text:p>
      <text:p text:style-name="P11">iface lo inet loopback</text:p>
      <text:p text:style-name="P11"/>
      <text:p text:style-name="P13">auto <text:span text:style-name="T3">NetInterfaceName</text:span><text:tab/>#ordinary network config</text:p>
      <text:p text:style-name="P13">iface <text:span text:style-name="T2">NetInterfaceName</text:span> inet manual</text:p>
      <text:p text:style-name="P12">address 192.168.150.3</text:p>
      <text:p text:style-name="P12">network 192.168.0.0</text:p>
      <text:p text:style-name="P12">netmask 255.255.0.0</text:p>
      <text:p text:style-name="P12">gateway 192.168.150.1</text:p>
      <text:p text:style-name="P12">dns-nameservers 8.8.8.8 <text:s text:c="3"/><text:span text:style-name="T1">8.8.4.4</text:span></text:p>
      <text:p text:style-name="P12"/>
      <text:p text:style-name="P14">auto <text:span text:style-name="T3">NetInterfaceName</text:span><text:tab/>#ordinary <text:span text:style-name="T6">DHCP</text:span> config</text:p>
      <text:p text:style-name="P14">iface <text:span text:style-name="T2">NetInterfaceName</text:span> inet <text:span text:style-name="T6">dhcp</text:span></text:p>
      <text:p text:style-name="P14"/>
      <text:p text:style-name="P15">2) restart network interface <text:span text:style-name="T9">(Ubuntu&lt;17.10)</text:span>:</text:p>
      <text:p text:style-name="P20"><text:span text:style-name="T2">#sudo ip addr flush NetInterfaceName </text:span>&amp;&amp; <text:span text:style-name="T2">sudo systemctl restart networking.service </text:span>&amp;&amp; sudo service networking restart &amp;&amp; sudo service network-manager restart</text:p>
      <text:p text:style-name="P17">1) Ubuntu &gt;=18.04</text:p>
      <text:p text:style-name="P17"><text:tab/>#sudo vim /etc/netplan/01-network-manager=all.yaml</text:p>
      <text:p text:style-name="P17"><text:tab/><text:tab/> <text:s/>renderer: networkd</text:p>
      <text:p text:style-name="P21"><text:s text:c="2"/>ethernets:</text:p>
      <text:p text:style-name="P22"><text:s text:c="6"/><text:span text:style-name="T3">NetInterfaceName</text:span>:</text:p>
      <text:p text:style-name="P22"><text:s text:c="10"/>dhcp4: no</text:p>
      <text:p text:style-name="P22"><text:s text:c="10"/>dhcp6: no</text:p>
      <text:p text:style-name="P22"><text:s text:c="10"/>addresses: [<text:span text:style-name="T5">192.168.150.3</text:span>/16]</text:p>
      <text:p text:style-name="P22"><text:s text:c="10"/>gateway4: <text:span text:style-name="T5">192.168.150.1</text:span></text:p>
      <text:p text:style-name="P22"><text:s text:c="10"/>nameservers:</text:p>
      <text:p text:style-name="P22"><text:s text:c="14"/>addresses: [208.67.222.222,208.67.220.220]</text:p>
      <text:p text:style-name="P19">#sudo netplan apply</text:p>
      <text:p text:style-name="P15">3) temporary network interface configuration:</text:p>
      <text:p text:style-name="P15"><text:tab/>#sudo ifconfig <text:span text:style-name="T2">NetInterfaceName 192.168.150.3 </text:span>netmask <text:span text:style-name="T5">255.255.0.0</text:span></text:p>
      <text:p text:style-name="P16">4) get <text:s/><text:span text:style-name="T2">NetInterfaceName </text:span>details:</text:p>
      <text:p text:style-name="P16"><text:tab/>#sudo aptitude install ethtool &amp;&amp; sudo ethtool <text:span text:style-name="T2">NetInterfaceName</text:span></text:p>
      <text:p text:style-name="P16">5) static name resolving:</text:p>
      <text:p text:style-name="P16"><text:tab/>#sudo vim /etc/hosts</text:p>
      <text:p text:style-name="P18"><text:span text:style-name="T4"><text:tab/><text:tab/></text:span>10.0.0.11 <text:s/>server1 server1.example.com </text:p>
      <text:p text:style-name="P18"><text:tab/><text:tab/>172.217.16.4 <text:span text:style-name="T6">www.</text:span>google.com</text:p>
      <text:p text:style-name="P4"><text:span text:style-name="T8">6</text:span>) basic local network scanner:</text:p>
      <text:p text:style-name="P4"><text:tab/>#sudo aptitude install nast</text:p>
      <text:p text:style-name="P4"><text:span text:style-name="T8">7</text:span>) basic network interfaces traffic tool:</text:p>
      <text:p text:style-name="P4"><text:tab/>#sudo aptitude install bmon</text:p>
      <text:p text:style-name="P4"><text:span text:style-name="T8">8</text:span>) WiFi ( WPA authorization ) terminal commands: „<text:a xlink:type="simple" xlink:href="http://linux.icydog.net/wpa.php" text:style-name="Internet_20_link" text:visited-style-name="Visited_20_Internet_20_Link">http://linux.icydog.net/wpa.php</text:a>”</text:p>
      <text:p text:style-name="P5">„</text:p>
      <text:p text:style-name="P7"><text:span text:style-name="T7"><text:tab/>#</text:span>sudo apt-get install wpasupplicant</text:p>
      <text:p text:style-name="P4"><text:tab/><text:span text:style-name="T3">#</text:span>wpa_passphrase myrouter mypassphrase &gt; wpa.conf</text:p>
      <text:p text:style-name="P6"><text:span text:style-name="T7"><text:tab/>#sudo </text:span>iwlist scan</text:p>
      <text:p text:style-name="P9"><text:span text:style-name="T6">1.</text:span> <text:s text:c="3"/>Which wpa_supplicant wireless drivers to use for your card. Running wpa_supplicant --help lists the different drivers it has (under "drivers:"). As of 0.5.8, the useful choices are: wext, hostap, madwifi, atmel, ndiswrapper, and ipw (ipw is for old kernels only; &gt;=2.6.13 should use wext). If you don't see a specific match for your card, try wext, as that's kind of the catch-all.</text:p>
      <text:p text:style-name="P9"><text:soft-page-break/><text:span text:style-name="T6">2.</text:span> <text:s text:c="3"/>The network device of your card. This is usually eth1 or wlan0, but if you're unsure you can just run iwconfig. It will report "no wireless extensions" for non-wireless devices and will display some data for any wireless devices.</text:p>
      <text:p text:style-name="P9"><text:span text:style-name="T6">3.</text:span> <text:s text:c="3"/>The path to the configuration file that you created in the previous step.</text:p>
      <text:p text:style-name="P9">Now that you have this data, run (as root):</text:p>
      <text:p text:style-name="P4"><text:tab/># wpa_supplicant -D[driver] -i[device] -c[/path/to/config]</text:p>
      <text:p text:style-name="P9">There are no spaces between the options and parameters. Don't include the brackets as I just added those for clarity. For example, for my laptop it looks like this:</text:p>
      <text:p text:style-name="P4"><text:tab/># wpa_supplicant -Dwext -ieth1 -c/root/wpa.conf</text:p>
      <text:p text:style-name="P9">You can also run it in the background by using the -B option so that it doesn't take up your console.</text:p>
      <text:p text:style-name="P9">To get a DHCP lease, first release whatever leases you're still holding onto (as root):</text:p>
      <text:p text:style-name="P4"><text:tab/># dhclient -r</text:p>
      <text:p text:style-name="P9">Then ask for a new lease (of course replacing eth1 with the name of your network device, the same one as you used in the previous section):</text:p>
      <text:p text:style-name="P4"><text:tab/># dhclient eth1</text:p>
      <text:p text:style-name="P4">„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45:06.246118383</meta:creation-date>
    <dc:date>2018-05-01T19:28:03.547280934</dc:date>
    <meta:editing-duration>PT1H14M2S</meta:editing-duration>
    <meta:editing-cycles>14</meta:editing-cycles>
    <meta:generator>LibreOffice/6.0.3.2$Linux_X86_64 LibreOffice_project/00m0$Build-2</meta:generator>
    <meta:document-statistic meta:table-count="0" meta:image-count="0" meta:object-count="0" meta:page-count="2" meta:paragraph-count="60" meta:word-count="415" meta:character-count="3075" meta:non-whitespace-character-count="2604"/>
  </office:meta>
</office:document-meta>
</file>